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lTiS Softwa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PS follow on</text:p>
            <text:p/>
            <text:p><text:span text:style-name="T1">CTOH</text:span></text:p>
            <text:p><text:span text:style-name="T1"/></text:p>
            <text:p><text:span text:style-name="T1">Fabien Blarel, Frédéric Frapp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eed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en Blarel</meta:initial-creator>
    <meta:creation-date>2019-06-18T17:23:13.647607313</meta:creation-date>
    <dc:date>2019-06-21T08:49:37.684364651</dc:date>
    <dc:creator>Fabien Blarel</dc:creator>
    <meta:editing-duration>P2DT15H26M21S</meta:editing-duration>
    <meta:editing-cycles>6</meta:editing-cycles>
    <meta:generator>LibreOffice/4.3.3.2$Linux_X86_64 LibreOffice_project/430m0$Build-2</meta:generator>
    <meta:document-statistic meta:object-count="29"/>
  </office:meta>
</office:document-meta>
</file>